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sica VI- Fisica Experimental <text:s text:c="2"/>20/08/2015</text:p>
      <text:p text:style-name="Standard">Professora: Giselle Faur</text:p>
      <text:p text:style-name="Standard">Sala: 3030B</text:p>
      <text:p text:style-name="Standard">Laboratorio:3046</text:p>
      <text:p text:style-name="Standard">E-mail: <text:a xlink:type="simple" xlink:href="mailto:giselle.catarino@uerj.br">giselle.catarino@uerj.br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rol</meta:initial-creator>
    <meta:creation-date>2015-08-20T14:31:15</meta:creation-date>
    <meta:document-statistic meta:table-count="0" meta:image-count="0" meta:object-count="0" meta:page-count="1" meta:paragraph-count="5" meta:word-count="13" meta:character-count="126"/>
    <dc:date>2015-08-20T18:17:32</dc:date>
    <dc:creator>Andre Korol</dc:creator>
    <meta:editing-duration>PT00H02M59S</meta:editing-duration>
    <meta:editing-cycles>1</meta:editing-cycles>
    <meta:generator>OpenOffice.org/3.2$Linux OpenOffice.org_project/320m12$Build-9483</meta:generator>
  </office:meta>
</office:document-meta>
</file>